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09cm" fo:margin-left="0cm" table:align="left"/>
    </style:style>
    <style:style style:name="Tableau1.A" style:family="table-column">
      <style:table-column-properties style:column-width="5.103cm"/>
    </style:style>
    <style:style style:name="Tableau1.B" style:family="table-column">
      <style:table-column-properties style:column-width="3.893cm"/>
    </style:style>
    <style:style style:name="Tableau1.C" style:family="table-column">
      <style:table-column-properties style:column-width="4.101cm"/>
    </style:style>
    <style:style style:name="Tableau1.D" style:family="table-column">
      <style:table-column-properties style:column-width="3.91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loext:graphic-properties draw:fill="solid" draw:fill-color="#ffcc99" draw:fill-image-width="0cm" draw:fill-image-height="0cm"/>
      <style:paragraph-properties fo:text-align="center" style:justify-single-word="false" fo:background-color="#ffcc99"/>
      <style:text-properties fo:font-size="16pt" fo:font-weight="bold" officeooo:rsid="0020805d" officeooo:paragraph-rsid="0020805d" style:font-size-asian="16pt" style:font-weight-asian="bold" style:font-size-complex="16pt" style:font-weight-complex="bold"/>
    </style:style>
    <style:style style:name="P3" style:family="paragraph" style:parent-style-name="Standard">
      <style:text-properties officeooo:rsid="002c102a" officeooo:paragraph-rsid="002c102a" fo:background-color="#ffff00"/>
    </style:style>
    <style:style style:name="P4" style:family="paragraph" style:parent-style-name="Standard">
      <style:text-properties officeooo:rsid="00214682" officeooo:paragraph-rsid="003299eb"/>
    </style:style>
    <style:style style:name="P5" style:family="paragraph" style:parent-style-name="Standard">
      <style:text-properties officeooo:rsid="001bfd4b" officeooo:paragraph-rsid="0033b7fa"/>
    </style:style>
    <style:style style:name="P6" style:family="paragraph" style:parent-style-name="Standard">
      <style:text-properties officeooo:paragraph-rsid="0033b7fa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2cb43c" officeooo:paragraph-rsid="002cb43c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officeooo:rsid="002aa1b1" officeooo:paragraph-rsid="002cb43c"/>
    </style:style>
    <style:style style:name="P9" style:family="paragraph" style:parent-style-name="Table_20_Contents">
      <style:paragraph-properties fo:text-align="center" style:justify-single-word="false"/>
      <style:text-properties officeooo:rsid="002cb43c" officeooo:paragraph-rsid="002cb43c"/>
    </style:style>
    <style:style style:name="P10" style:family="paragraph" style:parent-style-name="Standard">
      <loext:graphic-properties draw:fill="solid" draw:fill-color="#000000" draw:fill-image-width="0cm" draw:fill-image-height="0cm"/>
      <style:paragraph-properties fo:background-color="#000000" style:shadow="#808080 0.18cm 0.18cm"/>
      <style:text-properties style:font-name="Courier 10 Pitch" fo:font-size="10pt" officeooo:rsid="00214682" officeooo:paragraph-rsid="002c102a" style:font-size-asian="10pt" style:font-size-complex="10pt"/>
    </style:style>
    <style:style style:name="P11" style:family="paragraph" style:parent-style-name="Standard">
      <loext:graphic-properties draw:fill="solid" draw:fill-color="#000000" draw:fill-image-width="0cm" draw:fill-image-height="0cm"/>
      <style:paragraph-properties fo:background-color="#000000" style:shadow="#808080 0.18cm 0.18cm"/>
      <style:text-properties style:font-name="Courier 10 Pitch" fo:font-size="10pt" officeooo:rsid="00214682" officeooo:paragraph-rsid="00214682" style:font-size-asian="10pt" style:font-size-complex="10pt"/>
    </style:style>
    <style:style style:name="P12" style:family="paragraph" style:parent-style-name="Standard">
      <loext:graphic-properties draw:fill="solid" draw:fill-color="#000000" draw:fill-image-width="0cm" draw:fill-image-height="0cm"/>
      <style:paragraph-properties fo:background-color="#000000" style:shadow="#808080 0.18cm 0.18cm"/>
      <style:text-properties style:font-name="Courier 10 Pitch" fo:font-size="10pt" officeooo:rsid="002c102a" officeooo:paragraph-rsid="002c102a" style:font-size-asian="10pt" style:font-size-complex="10pt"/>
    </style:style>
    <style:style style:name="P13" style:family="paragraph" style:parent-style-name="Standard">
      <style:paragraph-properties fo:break-before="page"/>
      <style:text-properties officeooo:rsid="001bfefd" officeooo:paragraph-rsid="0033b7fa"/>
    </style:style>
    <style:style style:name="P14" style:family="paragraph" style:parent-style-name="Standard">
      <loext:graphic-properties draw:fill="solid" draw:fill-color="#000000" draw:fill-image-width="0cm" draw:fill-image-height="0cm"/>
      <style:paragraph-properties fo:background-color="#000000" fo:padding="0.049cm" fo:border="0.06pt solid #000000" style:shadow="#808080 0.18cm 0.18cm"/>
      <style:text-properties officeooo:rsid="001bfd4b" officeooo:paragraph-rsid="0033b7fa"/>
    </style:style>
    <style:style style:name="P15" style:family="paragraph" style:parent-style-name="Standard">
      <loext:graphic-properties draw:fill="solid" draw:fill-color="#000000" draw:fill-image-width="0cm" draw:fill-image-height="0cm"/>
      <style:paragraph-properties fo:background-color="#000000" fo:padding="0.049cm" fo:border="0.06pt solid #000000" style:shadow="#808080 0.18cm 0.18cm"/>
      <style:text-properties officeooo:rsid="0033b7fa" officeooo:paragraph-rsid="0033b7fa"/>
    </style:style>
    <style:style style:name="P16" style:family="paragraph" style:parent-style-name="Table_20_Contents">
      <style:paragraph-properties fo:text-align="center" style:justify-single-word="false"/>
      <style:text-properties officeooo:rsid="00344e3b" officeooo:paragraph-rsid="00344e3b"/>
    </style:style>
    <style:style style:name="P17" style:family="paragraph" style:parent-style-name="Standard" style:list-style-name="L1">
      <style:text-properties officeooo:rsid="002e2697" officeooo:paragraph-rsid="002e2697"/>
    </style:style>
    <style:style style:name="P18" style:family="paragraph" style:parent-style-name="Standard" style:list-style-name="L1">
      <style:text-properties officeooo:rsid="002e2697" officeooo:paragraph-rsid="003299eb"/>
    </style:style>
    <style:style style:name="P19" style:family="paragraph" style:parent-style-name="Standard">
      <style:text-properties officeooo:rsid="002e2697" officeooo:paragraph-rsid="002e2697"/>
    </style:style>
    <style:style style:name="P20" style:family="paragraph" style:parent-style-name="Standard">
      <style:text-properties officeooo:rsid="002e2697" officeooo:paragraph-rsid="003299eb"/>
    </style:style>
    <style:style style:name="P21" style:family="paragraph" style:parent-style-name="Standard" style:list-style-name="L2">
      <style:text-properties officeooo:rsid="002cb43c" officeooo:paragraph-rsid="002cb43c"/>
    </style:style>
    <style:style style:name="P22" style:family="paragraph" style:parent-style-name="Standard" style:list-style-name="L3">
      <style:text-properties officeooo:rsid="002f72e1" officeooo:paragraph-rsid="002f72e1"/>
    </style:style>
    <style:style style:name="P23" style:family="paragraph" style:parent-style-name="Standard">
      <style:text-properties officeooo:rsid="002f72e1" officeooo:paragraph-rsid="002f72e1"/>
    </style:style>
    <style:style style:name="P24" style:family="paragraph" style:parent-style-name="Standard" style:list-style-name="L4">
      <style:text-properties officeooo:rsid="001bfd4b" officeooo:paragraph-rsid="0033b7fa"/>
    </style:style>
    <style:style style:name="P25" style:family="paragraph" style:parent-style-name="Standard" style:list-style-name="L5">
      <style:text-properties officeooo:rsid="001bfd4b" officeooo:paragraph-rsid="0033b7fa"/>
    </style:style>
    <style:style style:name="P26" style:family="paragraph" style:parent-style-name="Standard">
      <style:text-properties fo:color="#2a6099" officeooo:rsid="002e2697" officeooo:paragraph-rsid="002e2697"/>
    </style:style>
    <style:style style:name="P27" style:family="paragraph" style:parent-style-name="Standard">
      <style:text-properties fo:color="#2a6099" officeooo:rsid="002e2697" officeooo:paragraph-rsid="003299eb"/>
    </style:style>
    <style:style style:name="P28" style:family="paragraph" style:parent-style-name="Standard" style:list-style-name="L3">
      <style:text-properties fo:color="#2a6099" officeooo:rsid="00344e3b" officeooo:paragraph-rsid="00344e3b"/>
    </style:style>
    <style:style style:name="P29" style:family="paragraph" style:parent-style-name="Standard">
      <style:text-properties officeooo:rsid="00214682" officeooo:paragraph-rsid="003299eb"/>
    </style:style>
    <style:style style:name="T1" style:family="text">
      <style:text-properties style:text-position="sub 58%"/>
    </style:style>
    <style:style style:name="T2" style:family="text">
      <style:text-properties officeooo:rsid="0029c10f"/>
    </style:style>
    <style:style style:name="T3" style:family="text">
      <style:text-properties officeooo:rsid="002c102a"/>
    </style:style>
    <style:style style:name="T4" style:family="text">
      <style:text-properties officeooo:rsid="002cb43c"/>
    </style:style>
    <style:style style:name="T5" style:family="text">
      <style:text-properties officeooo:rsid="00309b4e"/>
    </style:style>
    <style:style style:name="T6" style:family="text">
      <style:text-properties officeooo:rsid="0033b7fa"/>
    </style:style>
    <style:style style:name="T7" style:family="text">
      <style:text-properties fo:color="#ff33ff"/>
    </style:style>
    <style:style style:name="T8" style:family="text">
      <style:text-properties fo:color="#ff33ff" officeooo:rsid="0033b7fa"/>
    </style:style>
    <style:style style:name="T9" style:family="text">
      <style:text-properties officeooo:rsid="0033ddad"/>
    </style:style>
    <style:style style:name="T10" style:family="text">
      <style:text-properties fo:color="#2a6099" officeooo:rsid="0033ddad"/>
    </style:style>
    <style:style style:name="T11" style:family="text">
      <style:text-properties fo:color="#2a6099" style:text-position="sub 58%" officeooo:rsid="0033ddad"/>
    </style:style>
    <style:style style:name="T12" style:family="text">
      <style:text-properties fo:color="#2a6099" officeooo:rsid="00344e3b"/>
    </style:style>
    <style:style style:name="T13" style:family="text">
      <style:text-properties officeooo:rsid="00344e3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édicats et structures <text:span text:style-name="T2">répétitives</text:span></text:p>
      <text:list xml:id="list3228597965" text:style-name="L1">
        <text:list-item>
          <text:p text:style-name="P17">Donnez l'algorithme d'un programme demandant à l'utilisateur un caractère tant que ce dernier n'est pas 'y' ou 'n'.</text:p>
        </text:list-item>
      </text:list>
      <text:p text:style-name="P19"/>
      <text:p text:style-name="P19"><text:tab/><text:span text:style-name="T10">car </text:span><text:span text:style-name="T11">char</text:span></text:p>
      <text:p text:style-name="P26"><text:tab/><text:span text:style-name="T9">Faire</text:span></text:p>
      <text:p text:style-name="P26"><text:tab/><text:tab/><text:span text:style-name="T9">Ecrire : « Dire oui ou non (y ou n) »</text:span></text:p>
      <text:p text:style-name="P26"><text:tab/><text:tab/><text:span text:style-name="T9">Lire :car</text:span></text:p>
      <text:p text:style-name="P26"><text:tab/><text:span text:style-name="T9">Tant que (car !=n) OU (car !=y)</text:span></text:p>
      <text:p text:style-name="P19"/>
      <text:list xml:id="list183713066067215" text:continue-numbering="true" text:style-name="L1">
        <text:list-item>
          <text:p text:style-name="P17">Donnez l'algorithme d'un programme demandant à l'utilisateur une valeur entière jusqu'à ce que cette dernière soit négative.</text:p>
        </text:list-item>
      </text:list>
      <text:p text:style-name="P19"/>
      <text:p text:style-name="P19"><text:tab/><text:span text:style-name="T10">Val entier</text:span></text:p>
      <text:p text:style-name="P26"><text:tab/></text:p>
      <text:p text:style-name="P26"><text:tab/><text:span text:style-name="T9">Faire</text:span></text:p>
      <text:p text:style-name="P26"><text:tab/><text:tab/><text:span text:style-name="T9">Ecrire : « Saisissez votre valeur »</text:span></text:p>
      <text:p text:style-name="P26"><text:tab/><text:tab/><text:span text:style-name="T9">Lire : Val</text:span></text:p>
      <text:p text:style-name="P26"><text:tab/><text:span text:style-name="T9">Tant que (Val &gt;= 0)</text:span></text:p>
      <text:p text:style-name="P26"/>
      <text:list xml:id="list183713035038196" text:continue-numbering="true" text:style-name="L1">
        <text:list-item>
          <text:p text:style-name="P18">Donnez l'algorithme d'un programme demandant à l'utilisateur un nombre et affiche autant de symbole # que le nombre saisi.</text:p>
        </text:list-item>
      </text:list>
      <text:p text:style-name="P20"/>
      <text:p text:style-name="P20"><text:tab/><text:span text:style-name="T10">N entier</text:span></text:p>
      <text:p text:style-name="P27"><text:tab/></text:p>
      <text:p text:style-name="P27"><text:tab/><text:span text:style-name="T9">Ecrire : « Donnez un nombre »</text:span></text:p>
      <text:p text:style-name="P27"><text:tab/><text:span text:style-name="T9">Lire : N</text:span></text:p>
      <text:p text:style-name="P27"><text:tab/></text:p>
      <text:p text:style-name="P27"><text:tab/><text:span text:style-name="T13">Ecrire : « ‘n’ # »</text:span></text:p>
      <text:p text:style-name="P27"><text:tab/></text:p>
      <text:p text:style-name="P20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Soit les algorithmes suivant:</text:p>
      <text:p text:style-name="P3">Algo1</text:p>
      <text:p text:style-name="P10"><text:span text:style-name="T3">somme</text:span> <text:span text:style-name="T1">entier</text:span></text:p>
      <text:p text:style-name="P11">val <text:span text:style-name="T1">entier</text:span></text:p>
      <text:p text:style-name="P12">somme=0</text:p>
      <text:p text:style-name="P12">Ecrire: "Donnez une valeur :"</text:p>
      <text:p text:style-name="P12">Lire: val</text:p>
      <text:p text:style-name="P12">Tant Que (val &gt;= 0)</text:p>
      <text:p text:style-name="P12"><text:tab/>somme = somme + val</text:p>
      <text:p text:style-name="P12"><text:tab/>Ecrire: "Donnez une valeur :"</text:p>
      <text:p text:style-name="P12"><text:tab/>Lire: val</text:p>
      <text:p text:style-name="P12">Fin TantQue</text:p>
      <text:p text:style-name="P12">Ecrire: somme</text:p>
      <text:p text:style-name="P3">Algo2</text:p>
      <text:p text:style-name="P10"><text:span text:style-name="T3">somme</text:span> <text:span text:style-name="T1">entier</text:span></text:p>
      <text:p text:style-name="P10">val <text:span text:style-name="T1">entier</text:span></text:p>
      <text:p text:style-name="P12">somme=0</text:p>
      <text:p text:style-name="P12"/>
      <text:p text:style-name="P12">Faire</text:p>
      <text:p text:style-name="P12"><text:tab/>somme = somme + val</text:p>
      <text:p text:style-name="P12"><text:tab/>Ecrire: "Donnez une valeur :"</text:p>
      <text:p text:style-name="P12"><text:tab/>Lire: val</text:p>
      <text:p text:style-name="P12">Tant Que <text:s/>(val &gt;= 0)</text:p>
      <text:p text:style-name="P12">Ecrire: somme</text:p>
      <text:p text:style-name="P3">Algo3</text:p>
      <text:p text:style-name="P10"><text:span text:style-name="T3">somme</text:span> <text:span text:style-name="T1">entier</text:span></text:p>
      <text:p text:style-name="P10">val <text:span text:style-name="T1">entier</text:span></text:p>
      <text:p text:style-name="P12">somme=0</text:p>
      <text:p text:style-name="P12"/>
      <text:p text:style-name="P12">Faire</text:p>
      <text:p text:style-name="P12"><text:tab/>Ecrire: "Donnez une valeur :"</text:p>
      <text:p text:style-name="P12"><text:tab/>Lire: val</text:p>
      <text:p text:style-name="P12"><text:tab/>somme = somme + val</text:p>
      <text:p text:style-name="P12">Tant Que <text:s/>(val &gt;= 0)</text:p>
      <text:p text:style-name="P12">Ecrire: somme</text:p>
      <text:list xml:id="list2922522607" text:style-name="L2">
        <text:list-item>
          <text:p text:style-name="P21">Complétez le tableau suivant:</text:p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7">Séquence de nombre</text:p>
          </table:table-cell>
          <table:table-cell table:style-name="Tableau1.A1" office:value-type="string">
            <text:p text:style-name="P7">Résultat Algo1</text:p>
          </table:table-cell>
          <table:table-cell table:style-name="Tableau1.A1" office:value-type="string">
            <text:p text:style-name="P7">Résultat Algo2</text:p>
          </table:table-cell>
          <table:table-cell table:style-name="Tableau1.D1" office:value-type="string">
            <text:p text:style-name="P7">Résultat Algo3</text:p>
          </table:table-cell>
        </table:table-row>
        <table:table-row>
          <table:table-cell table:style-name="Tableau1.A2" office:value-type="string">
            <text:p text:style-name="P9">1,2,3,-2</text:p>
          </table:table-cell>
          <table:table-cell table:style-name="Tableau1.A2" office:value-type="string">
            <text:p text:style-name="P16">6</text:p>
          </table:table-cell>
          <table:table-cell table:style-name="Tableau1.A2" office:value-type="string">
            <text:p text:style-name="P16">6</text:p>
          </table:table-cell>
          <table:table-cell table:style-name="Tableau1.D2" office:value-type="string">
            <text:p text:style-name="P16">6</text:p>
          </table:table-cell>
        </table:table-row>
        <table:table-row>
          <table:table-cell table:style-name="Tableau1.A2" office:value-type="string">
            <text:p text:style-name="P8">-<text:span text:style-name="T4">1</text:span></text:p>
          </table:table-cell>
          <table:table-cell table:style-name="Tableau1.A2" office:value-type="string">
            <text:p text:style-name="P16">0</text:p>
          </table:table-cell>
          <table:table-cell table:style-name="Tableau1.A2" office:value-type="string">
            <text:p text:style-name="P16">0</text:p>
          </table:table-cell>
          <table:table-cell table:style-name="Tableau1.D2" office:value-type="string">
            <text:p text:style-name="P16">0</text:p>
          </table:table-cell>
        </table:table-row>
        <table:table-row>
          <table:table-cell table:style-name="Tableau1.A2" office:value-type="string">
            <text:p text:style-name="P9">0,2,4,6,8,-5</text:p>
          </table:table-cell>
          <table:table-cell table:style-name="Tableau1.A2" office:value-type="string">
            <text:p text:style-name="P16">20</text:p>
          </table:table-cell>
          <table:table-cell table:style-name="Tableau1.A2" office:value-type="string">
            <text:p text:style-name="P16">20</text:p>
          </table:table-cell>
          <table:table-cell table:style-name="Tableau1.D2" office:value-type="string">
            <text:p text:style-name="P16">20</text:p>
          </table:table-cell>
        </table:table-row>
        <table:table-row>
          <table:table-cell table:style-name="Tableau1.A2" office:value-type="string">
            <text:p text:style-name="P9">5,10,-5</text:p>
          </table:table-cell>
          <table:table-cell table:style-name="Tableau1.A2" office:value-type="string">
            <text:p text:style-name="P16">15</text:p>
          </table:table-cell>
          <table:table-cell table:style-name="Tableau1.A2" office:value-type="string">
            <text:p text:style-name="P16">15</text:p>
          </table:table-cell>
          <table:table-cell table:style-name="Tableau1.D2" office:value-type="string">
            <text:p text:style-name="P16">15</text:p>
          </table:table-cell>
        </table:table-row>
      </table:table>
      <text:list xml:id="list1033366941" text:style-name="L3">
        <text:list-item>
          <text:p text:style-name="P22">Quel(s) algorithme(s) fait(font) la somme des valeurs positives entrée<text:span text:style-name="T5">s</text:span> par l’utilisateur ? </text:p>
          <text:p text:style-name="P28">Tous</text:p>
        </text:list-item>
        <text:list-item>
          <text:p text:style-name="P22">Quel algorithme est le plus adapté ?</text:p>
        </text:list-item>
      </text:list>
      <text:p text:style-name="P23"><text:tab/><text:span text:style-name="T12">Le 3e</text:span></text:p>
      <text:p text:style-name="P13">Les énoncés <text:span text:style-name="T6">suivant </text:span>sont à codez en langage C.</text:p>
      <text:p text:style-name="P6"/>
      <text:list xml:id="list3859634771" text:style-name="L4">
        <text:list-item>
          <text:p text:style-name="P24">Ecrivez un programme permettant d'afficher une ligne composée d'un nombre d'étoile saisie par l'utilisateur.</text:p>
        </text:list-item>
      </text:list>
      <text:p text:style-name="P5">Exemple de visuel <text:span text:style-name="T6">attendu(ce que tape l'utilisateur est en magenta)</text:span>:</text:p>
      <text:p text:style-name="P14">Combien d'étoiles ? <text:span text:style-name="T7">6</text:span></text:p>
      <text:p text:style-name="P14">******</text:p>
      <text:p text:style-name="P5"/>
      <text:list xml:id="list1431712722" text:style-name="L5">
        <text:list-item>
          <text:p text:style-name="P25">Faire un programme qui demande à l'utilisateur de rentrer au clavier un caractère tant que ce dernier n'est pas 'y' ou 'n'. En fonction de la réponse, un message différent apparaît.</text:p>
          <text:list>
            <text:list-item>
              <text:p text:style-name="P25">Si la réponse est 'y' on affichera "Ok, vous voulez continuer"</text:p>
            </text:list-item>
            <text:list-item>
              <text:p text:style-name="P25">Si la réponse est 'n' on affichera "Dommage, à bientôt"</text:p>
            </text:list-item>
            <text:list-item>
              <text:p text:style-name="P25">Si la réponse n'est ni 'y', ni 'n', <text:s/>on affichera "no comprendo" et on repose la question.</text:p>
            </text:list-item>
          </text:list>
        </text:list-item>
      </text:list>
      <text:p text:style-name="P5">Exemple de visuel <text:span text:style-name="T6">attendu(ce que tape l'utilisateur est en magenta)</text:span>:</text:p>
      <text:p text:style-name="P14"><text:span text:style-name="T6">Souhaitez vous continuer (y/n)</text:span> ? <text:span text:style-name="T7">6</text:span></text:p>
      <text:p text:style-name="P15">no comprendo</text:p>
      <text:p text:style-name="P14"><text:span text:style-name="T6">Souhaitez vous continuer (y/n)</text:span> ? <text:span text:style-name="T8">z</text:span></text:p>
      <text:p text:style-name="P15">no comprendo</text:p>
      <text:p text:style-name="P14"><text:span text:style-name="T6">Souhaitez vous continuer (y/n)</text:span> ? <text:span text:style-name="T8">y</text:span></text:p>
      <text:p text:style-name="P15">Ok, vous voulez continu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9T17:30:34.756051412</meta:creation-date>
    <dc:date>2019-11-03T18:37:12.270000000</dc:date>
    <meta:editing-duration>PT1H56M44S</meta:editing-duration>
    <meta:editing-cycles>21</meta:editing-cycles>
    <meta:generator>LibreOffice/6.2.4.2$Windows_X86_64 LibreOffice_project/2412653d852ce75f65fbfa83fb7e7b669a126d64</meta:generator>
    <meta:document-statistic meta:table-count="1" meta:image-count="0" meta:object-count="0" meta:page-count="3" meta:paragraph-count="97" meta:word-count="414" meta:character-count="2263" meta:non-whitespace-character-count="1918"/>
  </office:meta>
</office:document-meta>
</file>